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7 8565@1.8 GHz" table:style-name="ta1">
        <table:table-column table:style-name="co1" table:default-cell-style-name="ce8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OpenCV Measurement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"/>
          <table:table-cell table:style-name="ce7" table:number-columns-repeated="2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#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20.513" calcext:value-type="float">
            <text:p>20.513</text:p>
          </table:table-cell>
          <table:table-cell office:value-type="float" office:value="23.895" calcext:value-type="float">
            <text:p>23.895</text:p>
          </table:table-cell>
          <table:table-cell office:value-type="float" office:value="44.961" calcext:value-type="float">
            <text:p>44.961</text:p>
          </table:table-cell>
          <table:table-cell office:value-type="float" office:value="74.003" calcext:value-type="float">
            <text:p>74.003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2.807" calcext:value-type="float">
            <text:p>2.807</text:p>
          </table:table-cell>
          <table:table-cell office:value-type="float" office:value="4.016" calcext:value-type="float">
            <text:p>4.016</text:p>
          </table:table-cell>
          <table:table-cell office:value-type="float" office:value="5.654" calcext:value-type="float">
            <text:p>5.654</text:p>
          </table:table-cell>
          <table:table-cell office:value-type="float" office:value="15.446" calcext:value-type="float">
            <text:p>15.44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9.73" calcext:value-type="float">
            <text:p>19.73</text:p>
          </table:table-cell>
          <table:table-cell office:value-type="float" office:value="23.703" calcext:value-type="float">
            <text:p>23.703</text:p>
          </table:table-cell>
          <table:table-cell office:value-type="float" office:value="42.284" calcext:value-type="float">
            <text:p>42.284</text:p>
          </table:table-cell>
          <table:table-cell office:value-type="float" office:value="68.239" calcext:value-type="float">
            <text:p>68.239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.336" calcext:value-type="float">
            <text:p>3.336</text:p>
          </table:table-cell>
          <table:table-cell office:value-type="float" office:value="4.19" calcext:value-type="float">
            <text:p>4.19</text:p>
          </table:table-cell>
          <table:table-cell office:value-type="float" office:value="7.412" calcext:value-type="float">
            <text:p>7.412</text:p>
          </table:table-cell>
          <table:table-cell office:value-type="float" office:value="8.704" calcext:value-type="float">
            <text:p>8.70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22.574" calcext:value-type="float">
            <text:p>22.574</text:p>
          </table:table-cell>
          <table:table-cell office:value-type="float" office:value="23.873" calcext:value-type="float">
            <text:p>23.873</text:p>
          </table:table-cell>
          <table:table-cell office:value-type="float" office:value="43.795" calcext:value-type="float">
            <text:p>43.795</text:p>
          </table:table-cell>
          <table:table-cell office:value-type="float" office:value="67.486" calcext:value-type="float">
            <text:p>67.486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2.98" calcext:value-type="float">
            <text:p>2.98</text:p>
          </table:table-cell>
          <table:table-cell office:value-type="float" office:value="3.791" calcext:value-type="float">
            <text:p>3.791</text:p>
          </table:table-cell>
          <table:table-cell office:value-type="float" office:value="5.409" calcext:value-type="float">
            <text:p>5.409</text:p>
          </table:table-cell>
          <table:table-cell office:value-type="float" office:value="8.967" calcext:value-type="float">
            <text:p>8.96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9.271" calcext:value-type="float">
            <text:p>19.271</text:p>
          </table:table-cell>
          <table:table-cell office:value-type="float" office:value="23.508" calcext:value-type="float">
            <text:p>23.508</text:p>
          </table:table-cell>
          <table:table-cell office:value-type="float" office:value="55.375" calcext:value-type="float">
            <text:p>55.375</text:p>
          </table:table-cell>
          <table:table-cell office:value-type="float" office:value="78.892" calcext:value-type="float">
            <text:p>78.892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.083" calcext:value-type="float">
            <text:p>3.083</text:p>
          </table:table-cell>
          <table:table-cell office:value-type="float" office:value="3.806" calcext:value-type="float">
            <text:p>3.806</text:p>
          </table:table-cell>
          <table:table-cell office:value-type="float" office:value="17.854" calcext:value-type="float">
            <text:p>17.854</text:p>
          </table:table-cell>
          <table:table-cell office:value-type="float" office:value="24.062" calcext:value-type="float">
            <text:p>24.06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20.295" calcext:value-type="float">
            <text:p>20.295</text:p>
          </table:table-cell>
          <table:table-cell office:value-type="float" office:value="23.682" calcext:value-type="float">
            <text:p>23.682</text:p>
          </table:table-cell>
          <table:table-cell office:value-type="float" office:value="44.97" calcext:value-type="float">
            <text:p>44.97</text:p>
          </table:table-cell>
          <table:table-cell office:value-type="float" office:value="66.146" calcext:value-type="float">
            <text:p>66.146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.049" calcext:value-type="float">
            <text:p>3.049</text:p>
          </table:table-cell>
          <table:table-cell office:value-type="float" office:value="3.888" calcext:value-type="float">
            <text:p>3.888</text:p>
          </table:table-cell>
          <table:table-cell office:value-type="float" office:value="5.472" calcext:value-type="float">
            <text:p>5.472</text:p>
          </table:table-cell>
          <table:table-cell office:value-type="float" office:value="10.752" calcext:value-type="float">
            <text:p>10.75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9.645" calcext:value-type="float">
            <text:p>19.645</text:p>
          </table:table-cell>
          <table:table-cell office:value-type="float" office:value="23.578" calcext:value-type="float">
            <text:p>23.578</text:p>
          </table:table-cell>
          <table:table-cell office:value-type="float" office:value="43.747" calcext:value-type="float">
            <text:p>43.747</text:p>
          </table:table-cell>
          <table:table-cell office:value-type="float" office:value="73.505" calcext:value-type="float">
            <text:p>73.505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2.983" calcext:value-type="float">
            <text:p>2.983</text:p>
          </table:table-cell>
          <table:table-cell office:value-type="float" office:value="3.914" calcext:value-type="float">
            <text:p>3.914</text:p>
          </table:table-cell>
          <table:table-cell office:value-type="float" office:value="5.914" calcext:value-type="float">
            <text:p>5.914</text:p>
          </table:table-cell>
          <table:table-cell office:value-type="float" office:value="21.539" calcext:value-type="float">
            <text:p>21.53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19.756" calcext:value-type="float">
            <text:p>19.756</text:p>
          </table:table-cell>
          <table:table-cell office:value-type="float" office:value="23.814" calcext:value-type="float">
            <text:p>23.814</text:p>
          </table:table-cell>
          <table:table-cell office:value-type="float" office:value="42.707" calcext:value-type="float">
            <text:p>42.707</text:p>
          </table:table-cell>
          <table:table-cell office:value-type="float" office:value="66.642" calcext:value-type="float">
            <text:p>66.642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.058" calcext:value-type="float">
            <text:p>3.058</text:p>
          </table:table-cell>
          <table:table-cell office:value-type="float" office:value="3.935" calcext:value-type="float">
            <text:p>3.935</text:p>
          </table:table-cell>
          <table:table-cell office:value-type="float" office:value="5.809" calcext:value-type="float">
            <text:p>5.809</text:p>
          </table:table-cell>
          <table:table-cell office:value-type="float" office:value="8.706" calcext:value-type="float">
            <text:p>8.706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9.472" calcext:value-type="float">
            <text:p>19.472</text:p>
          </table:table-cell>
          <table:table-cell office:value-type="float" office:value="24.059" calcext:value-type="float">
            <text:p>24.059</text:p>
          </table:table-cell>
          <table:table-cell office:value-type="float" office:value="42.941" calcext:value-type="float">
            <text:p>42.941</text:p>
          </table:table-cell>
          <table:table-cell office:value-type="float" office:value="66.295" calcext:value-type="float">
            <text:p>66.295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2.881" calcext:value-type="float">
            <text:p>2.881</text:p>
          </table:table-cell>
          <table:table-cell office:value-type="float" office:value="4.315" calcext:value-type="float">
            <text:p>4.315</text:p>
          </table:table-cell>
          <table:table-cell office:value-type="float" office:value="5.178" calcext:value-type="float">
            <text:p>5.178</text:p>
          </table:table-cell>
          <table:table-cell office:value-type="float" office:value="8.697" calcext:value-type="float">
            <text:p>8.69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20.066" calcext:value-type="float">
            <text:p>20.066</text:p>
          </table:table-cell>
          <table:table-cell office:value-type="float" office:value="23.731" calcext:value-type="float">
            <text:p>23.731</text:p>
          </table:table-cell>
          <table:table-cell office:value-type="float" office:value="43.473" calcext:value-type="float">
            <text:p>43.473</text:p>
          </table:table-cell>
          <table:table-cell office:value-type="float" office:value="68.951" calcext:value-type="float">
            <text:p>68.951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.21" calcext:value-type="float">
            <text:p>3.21</text:p>
          </table:table-cell>
          <table:table-cell office:value-type="float" office:value="4.178" calcext:value-type="float">
            <text:p>4.178</text:p>
          </table:table-cell>
          <table:table-cell office:value-type="float" office:value="8.499" calcext:value-type="float">
            <text:p>8.499</text:p>
          </table:table-cell>
          <table:table-cell office:value-type="float" office:value="9.143" calcext:value-type="float">
            <text:p>9.14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9.884" calcext:value-type="float">
            <text:p>19.884</text:p>
          </table:table-cell>
          <table:table-cell office:value-type="float" office:value="24.071" calcext:value-type="float">
            <text:p>24.071</text:p>
          </table:table-cell>
          <table:table-cell office:value-type="float" office:value="42.925" calcext:value-type="float">
            <text:p>42.925</text:p>
          </table:table-cell>
          <table:table-cell office:value-type="float" office:value="73.415" calcext:value-type="float">
            <text:p>73.415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3.17" calcext:value-type="float">
            <text:p>3.17</text:p>
          </table:table-cell>
          <table:table-cell office:value-type="float" office:value="4.258" calcext:value-type="float">
            <text:p>4.258</text:p>
          </table:table-cell>
          <table:table-cell office:value-type="float" office:value="5.543" calcext:value-type="float">
            <text:p>5.543</text:p>
          </table:table-cell>
          <table:table-cell office:value-type="float" office:value="9.914" calcext:value-type="float">
            <text:p>9.91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AVERAGE</text:p>
          </table:table-cell>
          <table:table-cell office:value-type="string" calcext:value-type="string">
            <text:p>I/O</text:p>
          </table:table-cell>
          <table:table-cell table:formula="of:=SUM([.C11];[.C13];[.C15];[.C17];[.C19];[.C21];[.C23];[.C25];[.C27];[.C29])/10" office:value-type="float" office:value="20.1206" calcext:value-type="float">
            <text:p>20.1206</text:p>
          </table:table-cell>
          <table:table-cell table:formula="of:=SUM([.D11];[.D13];[.D15];[.D17];[.D19];[.D21];[.D23];[.D25];[.D27];[.D29])/10" office:value-type="float" office:value="23.7914" calcext:value-type="float">
            <text:p>23.7914</text:p>
          </table:table-cell>
          <table:table-cell table:formula="of:=SUM([.E11];[.E13];[.E15];[.E17];[.E19];[.E21];[.E23];[.E25];[.E27];[.E29])/10" office:value-type="float" office:value="44.7178" calcext:value-type="float">
            <text:p>44.7178</text:p>
          </table:table-cell>
          <table:table-cell table:formula="of:=SUM([.F11];[.F13];[.F15];[.F17];[.F19];[.F21];[.F23];[.F25];[.F27];[.F29])/10" office:value-type="float" office:value="70.3574" calcext:value-type="float">
            <text:p>70.3574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table:formula="of:=SUM([.C12];[.C14];[.C16];[.C18];[.C20];[.C22];[.C24];[.C26];[.C28];[.C30]) / 10" office:value-type="float" office:value="3.0557" calcext:value-type="float">
            <text:p>3.0557</text:p>
          </table:table-cell>
          <table:table-cell table:formula="of:=SUM([.D12];[.D14];[.D16];[.D18];[.D20];[.D22];[.D24];[.D26];[.D28];[.D30]) / 10" office:value-type="float" office:value="4.0291" calcext:value-type="float">
            <text:p>4.0291</text:p>
          </table:table-cell>
          <table:table-cell table:formula="of:=SUM([.E12];[.E14];[.E16];[.E18];[.E20];[.E22];[.E24];[.E26];[.E28];[.E30]) / 10" office:value-type="float" office:value="7.2744" calcext:value-type="float">
            <text:p>7.2744</text:p>
          </table:table-cell>
          <table:table-cell table:formula="of:=SUM([.F12];[.F14];[.F16];[.F18];[.F20];[.F22];[.F24];[.F26];[.F28];[.F30]) / 10" office:value-type="float" office:value="12.593" calcext:value-type="float">
            <text:p>12.593</text:p>
          </table:table-cell>
          <table:table-cell table:number-columns-repeated="2"/>
        </table:table-row>
      </table:table>
      <table:table table:name="Raspberry PI 3 B+" table:style-name="ta1">
        <table:table-column table:style-name="co3" table:default-cell-style-name="ce8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ARMv8 @ 1.4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1 GB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32 GB Sandisk SD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GPU: </text:p>
          </table:table-cell>
          <table:table-cell table:style-name="ce9" office:value-type="string" calcext:value-type="string">
            <text:p>Broadcom Videocore-IV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08.678" calcext:value-type="float">
            <text:p>108.678</text:p>
          </table:table-cell>
          <table:table-cell office:value-type="float" office:value="140.077" calcext:value-type="float">
            <text:p>140.077</text:p>
          </table:table-cell>
          <table:table-cell office:value-type="float" office:value="326.208" calcext:value-type="float">
            <text:p>326.208</text:p>
          </table:table-cell>
          <table:table-cell office:value-type="float" office:value="408.744" calcext:value-type="float">
            <text:p>408.74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2.53" calcext:value-type="float">
            <text:p>52.53</text:p>
          </table:table-cell>
          <table:table-cell office:value-type="float" office:value="103.891" calcext:value-type="float">
            <text:p>103.891</text:p>
          </table:table-cell>
          <table:table-cell office:value-type="float" office:value="222.807" calcext:value-type="float">
            <text:p>222.807</text:p>
          </table:table-cell>
          <table:table-cell office:value-type="float" office:value="422.829" calcext:value-type="float">
            <text:p>422.82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07.924" calcext:value-type="float">
            <text:p>107.924</text:p>
          </table:table-cell>
          <table:table-cell office:value-type="float" office:value="145.441" calcext:value-type="float">
            <text:p>145.441</text:p>
          </table:table-cell>
          <table:table-cell office:value-type="float" office:value="646.17" calcext:value-type="float">
            <text:p>646.17</text:p>
          </table:table-cell>
          <table:table-cell office:value-type="float" office:value="2653.102" calcext:value-type="float">
            <text:p>2653.10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110.59" calcext:value-type="float">
            <text:p>110.59</text:p>
          </table:table-cell>
          <table:table-cell office:value-type="float" office:value="120.474" calcext:value-type="float">
            <text:p>120.474</text:p>
          </table:table-cell>
          <table:table-cell office:value-type="float" office:value="281.814" calcext:value-type="float">
            <text:p>281.814</text:p>
          </table:table-cell>
          <table:table-cell office:value-type="float" office:value="410.919" calcext:value-type="float">
            <text:p>410.91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04.644" calcext:value-type="float">
            <text:p>104.644</text:p>
          </table:table-cell>
          <table:table-cell office:value-type="float" office:value="534.211" calcext:value-type="float">
            <text:p>534.211</text:p>
          </table:table-cell>
          <table:table-cell office:value-type="float" office:value="279.547" calcext:value-type="float">
            <text:p>279.547</text:p>
          </table:table-cell>
          <table:table-cell office:value-type="float" office:value="437.512" calcext:value-type="float">
            <text:p>437.5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2.072" calcext:value-type="float">
            <text:p>52.072</text:p>
          </table:table-cell>
          <table:table-cell office:value-type="float" office:value="120.81" calcext:value-type="float">
            <text:p>120.81</text:p>
          </table:table-cell>
          <table:table-cell office:value-type="float" office:value="238.342" calcext:value-type="float">
            <text:p>238.342</text:p>
          </table:table-cell>
          <table:table-cell office:value-type="float" office:value="468.417" calcext:value-type="float">
            <text:p>468.41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61.64" calcext:value-type="float">
            <text:p>161.64</text:p>
          </table:table-cell>
          <table:table-cell office:value-type="float" office:value="147.749" calcext:value-type="float">
            <text:p>147.749</text:p>
          </table:table-cell>
          <table:table-cell office:value-type="float" office:value="1499.805" calcext:value-type="float">
            <text:p>1499.805</text:p>
          </table:table-cell>
          <table:table-cell office:value-type="float" office:value="1707.01" calcext:value-type="float">
            <text:p>1707.01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3.17" calcext:value-type="float">
            <text:p>53.17</text:p>
          </table:table-cell>
          <table:table-cell office:value-type="float" office:value="119.774" calcext:value-type="float">
            <text:p>119.774</text:p>
          </table:table-cell>
          <table:table-cell office:value-type="float" office:value="256.637" calcext:value-type="float">
            <text:p>256.637</text:p>
          </table:table-cell>
          <table:table-cell office:value-type="float" office:value="446.214" calcext:value-type="float">
            <text:p>446.21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05.663" calcext:value-type="float">
            <text:p>105.663</text:p>
          </table:table-cell>
          <table:table-cell office:value-type="float" office:value="592.462" calcext:value-type="float">
            <text:p>592.462</text:p>
          </table:table-cell>
          <table:table-cell office:value-type="float" office:value="338.187" calcext:value-type="float">
            <text:p>338.187</text:p>
          </table:table-cell>
          <table:table-cell office:value-type="float" office:value="1485.63" calcext:value-type="float">
            <text:p>1485.63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2.665" calcext:value-type="float">
            <text:p>52.665</text:p>
          </table:table-cell>
          <table:table-cell office:value-type="float" office:value="188.77" calcext:value-type="float">
            <text:p>188.77</text:p>
          </table:table-cell>
          <table:table-cell office:value-type="float" office:value="246.543" calcext:value-type="float">
            <text:p>246.543</text:p>
          </table:table-cell>
          <table:table-cell office:value-type="float" office:value="474.88" calcext:value-type="float">
            <text:p>474.8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10.154" calcext:value-type="float">
            <text:p>110.154</text:p>
          </table:table-cell>
          <table:table-cell office:value-type="float" office:value="158.7" calcext:value-type="float">
            <text:p>158.7</text:p>
          </table:table-cell>
          <table:table-cell office:value-type="float" office:value="885.94" calcext:value-type="float">
            <text:p>885.94</text:p>
          </table:table-cell>
          <table:table-cell office:value-type="float" office:value="463.495" calcext:value-type="float">
            <text:p>463.495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1.99" calcext:value-type="float">
            <text:p>51.99</text:p>
          </table:table-cell>
          <table:table-cell office:value-type="float" office:value="121.144" calcext:value-type="float">
            <text:p>121.144</text:p>
          </table:table-cell>
          <table:table-cell office:value-type="float" office:value="239.972" calcext:value-type="float">
            <text:p>239.972</text:p>
          </table:table-cell>
          <table:table-cell office:value-type="float" office:value="474.983" calcext:value-type="float">
            <text:p>474.98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641.537" calcext:value-type="float">
            <text:p>641.537</text:p>
          </table:table-cell>
          <table:table-cell office:value-type="float" office:value="157.741" calcext:value-type="float">
            <text:p>157.741</text:p>
          </table:table-cell>
          <table:table-cell office:value-type="float" office:value="279.792" calcext:value-type="float">
            <text:p>279.792</text:p>
          </table:table-cell>
          <table:table-cell office:value-type="float" office:value="638.812" calcext:value-type="float">
            <text:p>638.8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2.877" calcext:value-type="float">
            <text:p>52.877</text:p>
          </table:table-cell>
          <table:table-cell office:value-type="float" office:value="119.738" calcext:value-type="float">
            <text:p>119.738</text:p>
          </table:table-cell>
          <table:table-cell office:value-type="float" office:value="222.179" calcext:value-type="float">
            <text:p>222.179</text:p>
          </table:table-cell>
          <table:table-cell office:value-type="float" office:value="475.646" calcext:value-type="float">
            <text:p>475.64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22.299" calcext:value-type="float">
            <text:p>122.299</text:p>
          </table:table-cell>
          <table:table-cell office:value-type="float" office:value="585.775" calcext:value-type="float">
            <text:p>585.775</text:p>
          </table:table-cell>
          <table:table-cell office:value-type="float" office:value="468.49" calcext:value-type="float">
            <text:p>468.49</text:p>
          </table:table-cell>
          <table:table-cell office:value-type="float" office:value="2403.661" calcext:value-type="float">
            <text:p>2403.661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61.174" calcext:value-type="float">
            <text:p>61.174</text:p>
          </table:table-cell>
          <table:table-cell office:value-type="float" office:value="172.249" calcext:value-type="float">
            <text:p>172.249</text:p>
          </table:table-cell>
          <table:table-cell office:value-type="float" office:value="244.49" calcext:value-type="float">
            <text:p>244.49</text:p>
          </table:table-cell>
          <table:table-cell office:value-type="float" office:value="476.478" calcext:value-type="float">
            <text:p>476.47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08.935" calcext:value-type="float">
            <text:p>108.935</text:p>
          </table:table-cell>
          <table:table-cell office:value-type="float" office:value="154.883" calcext:value-type="float">
            <text:p>154.883</text:p>
          </table:table-cell>
          <table:table-cell office:value-type="float" office:value="592.027" calcext:value-type="float">
            <text:p>592.027</text:p>
          </table:table-cell>
          <table:table-cell office:value-type="float" office:value="466.74" calcext:value-type="float">
            <text:p>466.7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56.883" calcext:value-type="float">
            <text:p>56.883</text:p>
          </table:table-cell>
          <table:table-cell office:value-type="float" office:value="119.791" calcext:value-type="float">
            <text:p>119.791</text:p>
          </table:table-cell>
          <table:table-cell office:value-type="float" office:value="238.335" calcext:value-type="float">
            <text:p>238.335</text:p>
          </table:table-cell>
          <table:table-cell office:value-type="float" office:value="475.008" calcext:value-type="float">
            <text:p>475.00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21.714" calcext:value-type="float">
            <text:p>121.714</text:p>
          </table:table-cell>
          <table:table-cell office:value-type="float" office:value="1227.978" calcext:value-type="float">
            <text:p>1227.978</text:p>
          </table:table-cell>
          <table:table-cell office:value-type="float" office:value="519.902" calcext:value-type="float">
            <text:p>519.902</text:p>
          </table:table-cell>
          <table:table-cell office:value-type="float" office:value="3176.592" calcext:value-type="float">
            <text:p>3176.59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office:value-type="float" office:value="61.567" calcext:value-type="float">
            <text:p>61.567</text:p>
          </table:table-cell>
          <table:table-cell office:value-type="float" office:value="169.461" calcext:value-type="float">
            <text:p>169.461</text:p>
          </table:table-cell>
          <table:table-cell office:value-type="float" office:value="290.898" calcext:value-type="float">
            <text:p>290.898</text:p>
          </table:table-cell>
          <table:table-cell office:value-type="float" office:value="474.649" calcext:value-type="float">
            <text:p>474.64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VERAGE</text:p>
          </table:table-cell>
          <table:table-cell office:value-type="string" calcext:value-type="string">
            <text:p>I/O</text:p>
          </table:table-cell>
          <table:table-cell table:formula="of:=SUM([.C8];[.C10];[.C12];[.C14];[.C16];[.C18];[.C20];[.C22];[.C24];[.C26]) / 10" office:value-type="float" office:value="169.3188" calcext:value-type="float">
            <text:p>169.3188</text:p>
          </table:table-cell>
          <table:table-cell table:formula="of:=SUM([.D8];[.D10];[.D12];[.D14];[.D16];[.D18];[.D20];[.D22];[.D24];[.D26]) / 10" office:value-type="float" office:value="384.5017" calcext:value-type="float">
            <text:p>384.5017</text:p>
          </table:table-cell>
          <table:table-cell table:formula="of:=SUM([.E8];[.E10];[.E12];[.E14];[.E16];[.E18];[.E20];[.E22];[.E24];[.E26]) / 10" office:value-type="float" office:value="583.6068" calcext:value-type="float">
            <text:p>583.6068</text:p>
          </table:table-cell>
          <table:table-cell table:formula="of:=SUM([.F8];[.F10];[.F12];[.F14];[.F16];[.F18];[.F20];[.F22];[.F24];[.F26]) / 10" office:value-type="float" office:value="1384.1298" calcext:value-type="float">
            <text:p>1384.129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mputation</text:p>
          </table:table-cell>
          <table:table-cell table:formula="of:=SUM([.C9];[.C11];[.C13];[.C15];[.C17];[.C19];[.C21];[.C23];[.C25];[.C27]) / 10" office:value-type="float" office:value="60.5518" calcext:value-type="float">
            <text:p>60.5518</text:p>
          </table:table-cell>
          <table:table-cell table:formula="of:=SUM([.D9];[.D11];[.D13];[.D15];[.D17];[.D19];[.D21];[.D23];[.D25];[.D27]) / 10" office:value-type="float" office:value="135.6102" calcext:value-type="float">
            <text:p>135.6102</text:p>
          </table:table-cell>
          <table:table-cell table:formula="of:=SUM([.E9];[.E11];[.E13];[.E15];[.E17];[.E19];[.E21];[.E23];[.E25];[.E27]) / 10" office:value-type="float" office:value="248.2017" calcext:value-type="float">
            <text:p>248.2017</text:p>
          </table:table-cell>
          <table:table-cell table:formula="of:=SUM([.F9];[.F11];[.F13];[.F15];[.F17];[.F19];[.F21];[.F23];[.F25];[.F27]) / 10" office:value-type="float" office:value="460.0023" calcext:value-type="float">
            <text:p>460.0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4:59:49.624657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2:26:33.014562968</meta:creation-date>
    <dc:date>2019-06-20T15:16:14.441982260</dc:date>
    <meta:editing-duration>PT1H4M11S</meta:editing-duration>
    <meta:editing-cycles>16</meta:editing-cycles>
    <meta:generator>LibreOffice/6.0.7.3$Linux_X86_64 LibreOffice_project/00m0$Build-3</meta:generator>
    <meta:document-statistic meta:table-count="2" meta:cell-count="284" meta:object-count="0"/>
  </office:meta>
</office:document-meta>
</file>